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deb9"/>
    </style:style>
    <style:style style:name="P2" style:family="paragraph" style:parent-style-name="Standard">
      <style:text-properties officeooo:rsid="00154140" officeooo:paragraph-rsid="00154140"/>
    </style:style>
    <style:style style:name="P3" style:family="paragraph" style:parent-style-name="Standard">
      <style:text-properties fo:color="#ce181e" officeooo:rsid="00154140" officeooo:paragraph-rsid="00154140"/>
    </style:style>
    <style:style style:name="P4" style:family="paragraph" style:parent-style-name="Standard">
      <style:text-properties officeooo:rsid="001734ea" officeooo:paragraph-rsid="001734ea"/>
    </style:style>
    <style:style style:name="P5" style:family="paragraph" style:parent-style-name="Text_20_body">
      <style:text-properties officeooo:rsid="00154140" officeooo:paragraph-rsid="00154140"/>
    </style:style>
    <style:style style:name="P6" style:family="paragraph" style:parent-style-name="Text_20_body">
      <style:text-properties officeooo:rsid="00154140" officeooo:paragraph-rsid="001734ea"/>
    </style:style>
    <style:style style:name="P7" style:family="paragraph" style:parent-style-name="Text_20_body">
      <style:text-properties style:use-window-font-color="true" officeooo:rsid="0016fed3" officeooo:paragraph-rsid="0016fed3"/>
    </style:style>
    <style:style style:name="P8" style:family="paragraph" style:parent-style-name="Text_20_body">
      <style:text-properties officeooo:rsid="0016fed3" officeooo:paragraph-rsid="001b7b50"/>
    </style:style>
    <style:style style:name="P9" style:family="paragraph" style:parent-style-name="Heading_20_3" style:list-style-name="">
      <style:text-properties officeooo:rsid="00154140" officeooo:paragraph-rsid="001a5cb8"/>
    </style:style>
    <style:style style:name="P10" style:family="paragraph" style:parent-style-name="Heading_20_3">
      <style:paragraph-properties fo:break-before="page"/>
      <style:text-properties officeooo:rsid="00154140" officeooo:paragraph-rsid="00154140"/>
    </style:style>
    <style:style style:name="P11" style:family="paragraph" style:parent-style-name="Heading_20_3">
      <style:paragraph-properties fo:break-before="page"/>
      <style:text-properties officeooo:rsid="00154140" officeooo:paragraph-rsid="001a5cb8"/>
    </style:style>
    <style:style style:name="P12" style:family="paragraph" style:parent-style-name="Text_20_body">
      <style:text-properties officeooo:rsid="0016fed3" officeooo:paragraph-rsid="001734ea"/>
    </style:style>
    <style:style style:name="P13" style:family="paragraph" style:parent-style-name="Text_20_body">
      <style:text-properties officeooo:rsid="0016fed3" officeooo:paragraph-rsid="001d6067"/>
    </style:style>
    <style:style style:name="P14" style:family="paragraph" style:parent-style-name="Text_20_body">
      <style:text-properties officeooo:rsid="0016fed3" officeooo:paragraph-rsid="001f186d"/>
    </style:style>
    <style:style style:name="P15" style:family="paragraph" style:parent-style-name="Text_20_body">
      <style:text-properties fo:color="#ce181e" officeooo:rsid="00154140" officeooo:paragraph-rsid="001734ea"/>
    </style:style>
    <style:style style:name="P16" style:family="paragraph" style:parent-style-name="Text_20_body">
      <style:text-properties fo:color="#ce181e" officeooo:rsid="0016fed3" officeooo:paragraph-rsid="001f186d"/>
    </style:style>
    <style:style style:name="P17" style:family="paragraph" style:parent-style-name="Text_20_body">
      <style:text-properties officeooo:paragraph-rsid="001489af"/>
    </style:style>
    <style:style style:name="P18" style:family="paragraph" style:parent-style-name="Text_20_body">
      <style:text-properties officeooo:rsid="00154140" officeooo:paragraph-rsid="00154140"/>
    </style:style>
    <style:style style:name="P19" style:family="paragraph" style:parent-style-name="Text_20_body">
      <style:text-properties officeooo:rsid="00154140" officeooo:paragraph-rsid="001734ea"/>
    </style:style>
    <style:style style:name="P20" style:family="paragraph" style:parent-style-name="Text_20_body">
      <style:text-properties style:use-window-font-color="true" officeooo:rsid="0016fed3" officeooo:paragraph-rsid="0016fed3"/>
    </style:style>
    <style:style style:name="P21" style:family="paragraph" style:parent-style-name="Heading_20_1">
      <style:text-properties officeooo:rsid="001489af" officeooo:paragraph-rsid="001489af"/>
    </style:style>
    <style:style style:name="P22" style:family="paragraph" style:parent-style-name="Standard">
      <style:text-properties officeooo:rsid="00154140" officeooo:paragraph-rsid="0015414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34ea" style:font-style-asian="italic" style:font-weight-asian="bold" style:font-style-complex="italic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1b7b50"/>
    </style:style>
    <style:style style:name="T5" style:family="text">
      <style:text-properties style:use-window-font-color="true" fo:font-style="italic" fo:font-weight="bold" officeooo:rsid="001b7b50" style:font-style-asian="italic" style:font-weight-asian="bold" style:font-style-complex="italic" style:font-weight-complex="bold"/>
    </style:style>
    <style:style style:name="T6" style:family="text">
      <style:text-properties style:use-window-font-color="true" officeooo:rsid="001d6067"/>
    </style:style>
    <style:style style:name="T7" style:family="text">
      <style:text-properties officeooo:rsid="0018eeb8"/>
    </style:style>
    <style:style style:name="T8" style:family="text">
      <style:text-properties officeooo:rsid="001f18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Introduccion</text:h>
      <text:p text:style-name="P17"/>
      <text:p text:style-name="Standard">Con el almacenamiento web, las aplicaciones web pueden almacenar datos localmente dentro del navegador del usuario.</text:p>
      <text:p text:style-name="Standard"/>
      <text:p text:style-name="Standard"/>
      <text:p text:style-name="P1">Antes de HTML5, los datos de la aplicación tenian que ser almacenados en cookies, incluidos en cada petición al servidor. El almacenamiento web es mas seguro y puede almacenar grandes cantidades de datos sin afectar al rendimiento de la web.</text:p>
      <text:p text:style-name="Standard"/>
      <text:p text:style-name="Standard"/>
      <text:p text:style-name="Standard">A diferencia de las cookies, el limite de almacenamiento es mucho mas grande (de al menos 5MB) y la informacion no es enviada nunca al servidor.</text:p>
      <text:p text:style-name="Standard"/>
      <text:p text:style-name="Standard"/>
      <text:p text:style-name="P2">Antes de usar esta funcionalidad debemos comprobar que nuestro navegador es compatible con ella con el siguiente codigo:</text:p>
      <text:p text:style-name="P2"/>
      <text:p text:style-name="P2"/>
      <text:p text:style-name="P3">if (typeof(Storage) !== "undefined") {</text:p>
      <text:p text:style-name="P3"><text:s text:c="2"/>// <text:span text:style-name="T3">El navegador es compatible con la tecnologia.</text:span></text:p>
      <text:p text:style-name="P3">} else {</text:p>
      <text:p text:style-name="P3"><text:s text:c="2"/>// <text:span text:style-name="T3">El navegador no es compatible con la tecnologia.</text:span></text:p>
      <text:p text:style-name="P3">}</text:p>
      <text:p text:style-name="Standard"/>
      <text:p text:style-name="Standard"/>
      <text:p text:style-name="P4">Como nota añadir que los valores almacenados con esta tecnologia se guardan como una cadena (String) que deberá ser convertida a otro formato en caso de ser necesario.</text:p>
      <text:p text:style-name="Standard"/>
      <text:p text:style-name="Standard"/>
      <text:p text:style-name="P2">El almacenamiento en el navegador en el navegador tiene 2 tipos de almacenamiento que pasaré a explicar:</text:p>
      <text:p text:style-name="P2"/>
      <text:p text:style-name="P2"/>
      <text:h text:style-name="P9" text:outline-level="3"/>
      <text:h text:style-name="P11" text:outline-level="3">LocalStorage</text:h>
      <text:p text:style-name="P5">Los datos almacenados no expiran, es decir, se conservan incluso despues de cerrar el navegador, pudiendo ser consultada el siguiente dia, mes o año.</text:p>
      <text:p text:style-name="P5"/>
      <text:p text:style-name="P5">Los datos estan almacenados en pares de clave/valor.</text:p>
      <text:p text:style-name="P5"/>
      <text:p text:style-name="P5">Para almacenar un dato en el navegador es tan simple como acceder a <text:span text:style-name="T1">localStorage</text:span> como un objeto <text:span text:style-name="T8">o llamar a alguno de los metodos que posee dicho objeto.</text:span></text:p>
      <text:p text:style-name="P5"/>
      <text:p text:style-name="P14"><text:span text:style-name="T4">Se puede usar las siguientes nomenclaturas:</text:span></text:p>
      <text:p text:style-name="P14"><text:span text:style-name="T4"><text:tab/>· Para asignar:</text:span></text:p>
      <text:p text:style-name="P14"><text:span text:style-name="T4"><text:tab/><text:tab/>localStorage.setItem("lastname", "Smith");</text:span></text:p>
      <text:p text:style-name="P14"><text:span text:style-name="T4"><text:tab/><text:tab/>localStorage.lastname = "Smith";</text:span></text:p>
      <text:p text:style-name="P14"><text:span text:style-name="T4"><text:tab/>· Para acceder:</text:span></text:p>
      <text:p text:style-name="P14"><text:span text:style-name="T4"><text:tab/><text:tab/>localStorage.getItem("lastname");</text:span></text:p>
      <text:p text:style-name="P14"><text:span text:style-name="T4"><text:tab/><text:tab/>localStorage.lastname;</text:span></text:p>
      <text:p text:style-name="P14"><text:span text:style-name="T4"><text:tab/>· Para eliminar:</text:span></text:p>
      <text:p text:style-name="P14"><text:span text:style-name="T4"><text:tab/><text:tab/>localStorage.removeItem("lastname");</text:span></text:p>
      <text:p text:style-name="P14"><text:span text:style-name="T4"><text:tab/><text:tab/>Este borra todos los datos almacenados con esta tecnologia.</text:span></text:p>
      <text:p text:style-name="P16"><text:span text:style-name="T6"><text:tab/><text:tab/>l</text:span><text:span text:style-name="T4">ocalStorage.clear();</text:span></text:p>
      <text:p text:style-name="P7"/>
      <text:p text:style-name="P7"/>
      <text:p text:style-name="P8"><text:span text:style-name="T3">Añado un ejemplo HTML en </text:span><text:span text:style-name="T4">la carpeta</text:span><text:span text:style-name="T3"> </text:span><text:span text:style-name="T5">Ejemplos/LocalStorage</text:span><text:span text:style-name="T3">.</text:span></text:p>
      <text:h text:style-name="P10" text:outline-level="3">SessionStorage</text:h>
      <text:p text:style-name="P5">Los datos almacenados expiran cuando se cierra el navegador.</text:p>
      <text:p text:style-name="P6"/>
      <text:p text:style-name="P6">Los datos estan almacenados en pares de clave/valor.</text:p>
      <text:p text:style-name="P6"/>
      <text:p text:style-name="P6">Para almacenar un dato en el navegador es tan simple como acceder a sessionStorage como un objeto o llamar a alguno de los metodos que posee dicho objeto.</text:p>
      <text:p text:style-name="P6"/>
      <text:p text:style-name="P6">Se puede usar las siguientes nomenclaturas:</text:p>
      <text:p text:style-name="P6"><text:tab/>· Para asignar:</text:p>
      <text:p text:style-name="P6"><text:tab/><text:tab/>sessionStorage.setItem("lastname", "Smith");</text:p>
      <text:p text:style-name="P6"><text:tab/><text:tab/>sessionStorage.lastname = "Smith";</text:p>
      <text:p text:style-name="P6"><text:tab/>· Para acceder:</text:p>
      <text:p text:style-name="P6"><text:tab/><text:tab/>sessionStorage.getItem("lastname");</text:p>
      <text:p text:style-name="P6"><text:tab/><text:tab/>sessionStorage.lastname;</text:p>
      <text:p text:style-name="P6"><text:tab/>· Para eliminar:</text:p>
      <text:p text:style-name="P6"><text:tab/><text:tab/>sessionStorage.removeItem("lastname");</text:p>
      <text:p text:style-name="P6"><text:tab/><text:tab/>Este borra todos los datos almacenados con esta tecnologia.</text:p>
      <text:p text:style-name="P6"><text:tab/><text:tab/>sessionStorage.clear();</text:p>
      <text:p text:style-name="P6"/>
      <text:p text:style-name="P6"/>
      <text:p text:style-name="P12"><text:span text:style-name="T3">Añado un ejemplo HTML en </text:span><text:span text:style-name="T4">la carpeta </text:span><text:span text:style-name="T5">Ejemplos/SessionStorage</text:span><text:span text:style-name="T4">.</text:span></text:p>
      <text:p text:style-name="P12"><text:span text:style-name="T4"/></text:p>
      <text:p text:style-name="P1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3:21:59.911064187</meta:creation-date>
    <meta:generator>LibreOffice/6.0.7.3$Linux_X86_64 LibreOffice_project/00m0$Build-3</meta:generator>
    <dc:date>2019-03-06T23:03:18.974815174</dc:date>
    <meta:editing-duration>PT1H41S</meta:editing-duration>
    <meta:editing-cycles>11</meta:editing-cycles>
    <meta:document-statistic meta:table-count="0" meta:image-count="0" meta:object-count="0" meta:page-count="3" meta:paragraph-count="44" meta:word-count="361" meta:character-count="2530" meta:non-whitespace-character-count="2175"/>
  </office:meta>
</office:document-meta>
</file>